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0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2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4" style:family="graphic" style:parent-style-name="standard">
      <style:graphic-properties draw:stroke="none" draw:fill="none" fo:min-height="0.806cm"/>
    </style:style>
    <style:style style:name="gr9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9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0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0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10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04" style:family="graphic" style:parent-style-name="standard">
      <style:graphic-properties draw:stroke="none" draw:fill="none" fo:min-height="0.788cm"/>
    </style:style>
    <style:style style:name="gr1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8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 text:style-name="P3"><text:span text:style-name="T19"/></text:p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8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 text:style-name="P3"><text:span text:style-name="T19"/></text:p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8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 text:style-name="P3"><text:span text:style-name="T19"/></text:p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9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90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90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1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1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2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9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3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4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95" draw:text-style-name="P35" xml:id="id87" draw:id="id87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96" draw:text-style-name="P35" xml:id="id89" draw:id="id89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96" draw:text-style-name="P35" xml:id="id90" draw:id="id90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5" draw:text-style-name="P35" xml:id="id91" draw:id="id91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87" draw:start-glue-point="1" draw:end-shape="id88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89" draw:start-glue-point="1" draw:end-shape="id88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90" draw:start-glue-point="1" draw:end-shape="id88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91" draw:start-glue-point="1" draw:end-shape="id88" draw:end-glue-point="8" svg:d="M5349 11692l3502-5718" svg:viewBox="0 0 3503 5719">
          <text:p/>
        </draw:connector>
        <draw:custom-shape draw:style-name="gr95" draw:text-style-name="P35" xml:id="id92" draw:id="id92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92" draw:start-glue-point="1" draw:end-shape="id88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87" draw:start-glue-point="1" draw:end-shape="id93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89" draw:start-glue-point="1" draw:end-shape="id93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90" draw:start-glue-point="1" draw:end-shape="id93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91" draw:start-glue-point="1" draw:end-shape="id93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92" draw:start-glue-point="1" draw:end-shape="id93" draw:end-glue-point="4" svg:d="M5329 12992l3622 1682" svg:viewBox="0 0 3623 1683">
          <text:p/>
        </draw:connector>
        <draw:custom-shape draw:style-name="gr97" draw:text-style-name="P36" xml:id="id88" draw:id="id88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xml:id="id93" draw:id="id93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5" xml:id="id95" draw:id="id95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5" draw:text-style-name="P35" xml:id="id94" draw:id="id94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93" draw:end-shape="id94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88" draw:start-glue-point="4" draw:end-shape="id95" draw:end-glue-point="2" svg:d="M8851 4374l-14-1236" svg:viewBox="0 0 15 1237">
          <text:p/>
        </draw:connector>
        <draw:custom-shape draw:style-name="gr97" draw:text-style-name="P36" xml:id="id96" draw:id="id96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88" draw:start-glue-point="9" draw:end-shape="id96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93" draw:start-glue-point="11" draw:end-shape="id96" draw:end-glue-point="7" svg:d="M10118 14908l1766-3968" svg:viewBox="0 0 1767 3969">
          <text:p/>
        </draw:connector>
        <draw:custom-shape draw:style-name="gr98" draw:text-style-name="P35" xml:id="id97" draw:id="id97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96" draw:start-glue-point="4" draw:end-shape="id97" draw:end-glue-point="2" svg:d="M13051 9574l-36-3000" svg:viewBox="0 0 37 3001">
          <text:p/>
        </draw:connector>
        <draw:custom-shape draw:style-name="gr97" draw:text-style-name="P36" xml:id="id98" draw:id="id98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xml:id="id99" draw:id="id99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xml:id="id100" draw:id="id100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5" xml:id="id102" draw:id="id102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xml:id="id101" draw:id="id101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xml:id="id103" draw:id="id103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xml:id="id104" draw:id="id104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01" draw:text-style-name="P35" xml:id="id105" draw:id="id105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96" draw:start-glue-point="11" draw:end-shape="id98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96" draw:start-glue-point="10" draw:end-shape="id99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96" draw:start-glue-point="9" draw:end-shape="id100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01" draw:start-glue-point="1" draw:end-shape="id102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98" draw:start-glue-point="10" draw:end-shape="id103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99" draw:start-glue-point="10" draw:end-shape="id104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00" draw:start-glue-point="10" draw:end-shape="id105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03" draw:start-glue-point="2" draw:end-shape="id104" draw:end-glue-point="0" svg:d="M22751 5674v2200" svg:viewBox="0 0 1 2201">
          <text:p/>
        </draw:connector>
        <draw:custom-shape draw:style-name="gr102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02" draw:start-glue-point="1" draw:end-shape="id103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02" draw:start-glue-point="1" draw:end-shape="id104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02" draw:start-glue-point="0" draw:end-shape="id105" draw:end-glue-point="2" svg:d="M22765 17510v-2068h-14v-2068" svg:viewBox="0 0 15 4137">
          <text:p/>
        </draw:connector>
        <draw:custom-shape draw:style-name="gr103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04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87" draw:start-glue-point="1" draw:end-shape="id101" svg:d="M5349 7752l10952 10322" svg:viewBox="0 0 10953 10323">
          <text:p/>
        </draw:connector>
        <draw:custom-shape draw:style-name="gr105" draw:text-style-name="P35" xml:id="id106" draw:id="id106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02" draw:start-glue-point="0" draw:end-shape="id106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06" draw:start-glue-point="3" draw:end-shape="id88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06" draw:start-glue-point="3" draw:end-shape="id93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09-27T23:38:53.075000000</dc:date>
    <dc:creator>Samuel Robinson</dc:creator>
    <meta:editing-duration>P1DT8H55M54S</meta:editing-duration>
    <meta:editing-cycles>37</meta:editing-cycles>
    <meta:generator>LibreOffice/6.1.1.2$Windows_X86_64 LibreOffice_project/5d19a1bfa650b796764388cd8b33a5af1f5baa1b</meta:generator>
    <meta:document-statistic meta:object-count="384"/>
  </office:meta>
</office:document-meta>
</file>